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margin-top="0cm" fo:margin-bottom="0cm" style:contextual-spacing="false" fo:line-height="100%" fo:text-align="justify" style:justify-single-word="false"/>
      <style:text-properties officeooo:paragraph-rsid="001dbe0d"/>
    </style:style>
    <style:style style:name="P4" style:family="paragraph" style:parent-style-name="Standard">
      <style:paragraph-properties fo:margin-top="0cm" fo:margin-bottom="0cm" style:contextual-spacing="false" fo:line-height="100%" fo:text-align="end" style:justify-single-word="false"/>
    </style:style>
    <style:style style:name="P5" style:family="paragraph" style:parent-style-name="Standard">
      <style:paragraph-properties fo:margin-left="9.991cm" fo:margin-right="0cm" fo:margin-top="0cm" fo:margin-bottom="0cm" style:contextual-spacing="false" fo:line-height="100%" fo:text-align="end" style:justify-single-word="false" fo:text-indent="1.249cm" style:auto-text-indent="false"/>
    </style:style>
    <style:style style:name="P6" style:family="paragraph" style:parent-style-name="Standard">
      <style:paragraph-properties fo:margin-top="0cm" fo:margin-bottom="0cm" style:contextual-spacing="false" fo:line-height="100%"/>
    </style:style>
    <style:style style:name="P7" style:family="paragraph" style:parent-style-name="Standard">
      <style:paragraph-properties fo:line-height="100%"/>
      <style:text-properties officeooo:paragraph-rsid="001decc9"/>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style:font-name="Times New Roman" fo:font-size="14pt" style:font-size-asian="14pt" style:font-name-complex="Times New Roman1" style:font-size-complex="14pt"/>
    </style:style>
    <style:style style:name="P10"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1" style:font-size-complex="14pt"/>
    </style:style>
    <style:style style:name="P11" style:family="paragraph" style:parent-style-name="Standard">
      <style:paragraph-properties fo:margin-top="0cm" fo:margin-bottom="0cm" style:contextual-spacing="false" fo:line-height="150%">
        <style:tab-stops>
          <style:tab-stop style:position="6.267cm"/>
        </style:tab-stops>
      </style:paragraph-properties>
      <style:text-properties style:font-name="Times New Roman" fo:font-size="14pt" fo:font-weight="bold" style:font-size-asian="14pt" style:font-weight-asian="bold" style:font-name-complex="Times New Roman1" style:font-size-complex="14pt"/>
    </style:style>
    <style:style style:name="P12" style:family="paragraph" style:parent-style-name="Standard">
      <style:paragraph-properties fo:margin-top="0cm" fo:margin-bottom="0cm" style:contextual-spacing="false" fo:line-height="100%" fo:text-align="end" style:justify-single-word="false"/>
      <style:text-properties fo:color="#000000" loext:opacity="100%" style:font-name="Times New Roman" fo:font-size="14pt" style:font-name-asian="Times New Roman1" style:font-size-asian="14pt" style:font-name-complex="Times New Roman1" style:font-size-complex="14pt"/>
    </style:style>
    <style:style style:name="P13" style:family="paragraph" style:parent-style-name="Standard">
      <style:paragraph-properties fo:margin-left="9.991cm" fo:margin-right="0cm" fo:margin-top="0cm" fo:margin-bottom="0cm" style:contextual-spacing="false" fo:line-height="100%" fo:text-align="end" style:justify-single-word="false" fo:text-indent="1.249cm" style:auto-text-indent="false"/>
      <style:text-properties fo:color="#000000" loext:opacity="100%" style:font-name="Times New Roman" fo:font-size="14pt" style:font-name-asian="Times New Roman1" style:font-size-asian="14pt" style:font-name-complex="Times New Roman1" style:font-size-complex="14pt"/>
    </style:style>
    <style:style style:name="P14" style:family="paragraph" style:parent-style-name="Standard">
      <style:paragraph-properties fo:margin-top="0cm" fo:margin-bottom="0.423cm" style:contextual-spacing="false" fo:line-height="100%"/>
      <style:text-properties fo:color="#000000" loext:opacity="100%" style:font-name="Times New Roman" fo:font-size="14pt" style:font-name-asian="Times New Roman1" style:font-size-asian="14pt" style:font-name-complex="Times New Roman1" style:font-size-complex="14pt"/>
    </style:style>
    <style:style style:name="P15" style:family="paragraph" style:parent-style-name="Standard">
      <style:paragraph-properties fo:margin-top="0cm" fo:margin-bottom="0cm" style:contextual-spacing="false" fo:line-height="100%"/>
      <style:text-properties fo:color="#000000" loext:opacity="100%" style:font-name="Times New Roman" fo:font-size="14pt" style:font-name-asian="Times New Roman1" style:font-size-asian="14pt" style:font-name-complex="Times New Roman1" style:font-size-complex="14pt"/>
    </style:style>
    <style:style style:name="P16" style:family="paragraph" style:parent-style-name="Standard">
      <style:paragraph-properties fo:margin-top="0cm" fo:margin-bottom="0cm" style:contextual-spacing="false" fo:line-height="100%" fo:text-align="center" style:justify-single-word="false"/>
      <style:text-properties fo:color="#000000" loext:opacity="100%" style:font-name="Times New Roman" style:font-name-asian="Times New Roman1" style:font-name-complex="Times New Roman1"/>
    </style:style>
    <style:style style:name="P17" style:family="paragraph" style:parent-style-name="Standard">
      <style:paragraph-properties fo:line-height="100%"/>
      <style:text-properties fo:color="#000000" loext:opacity="100%" style:font-name="Droid Sans Mono" fo:font-size="12pt" fo:font-weight="normal" fo:background-color="#ffffff" style:font-size-asian="12pt" style:font-size-complex="12pt"/>
    </style:style>
    <style:style style:name="P18" style:family="paragraph" style:parent-style-name="Standard">
      <style:paragraph-properties fo:margin-top="0cm" fo:margin-bottom="0cm" style:contextual-spacing="false" fo:line-height="100%"/>
      <style:text-properties fo:color="#000000" loext:opacity="100%" style:font-name="Droid Sans Mono" fo:font-size="12pt" fo:font-weight="normal" fo:background-color="#ffffff" style:font-size-asian="12pt" style:font-size-complex="12pt"/>
    </style:style>
    <style:style style:name="P19" style:family="paragraph" style:parent-style-name="Standard">
      <style:paragraph-properties fo:margin-top="0.101cm" fo:margin-bottom="0.101cm" style:contextual-spacing="false" fo:line-height="100%"/>
      <style:text-properties fo:color="#000000" loext:opacity="100%" style:font-name="Droid Sans Mono" fo:font-size="12pt" fo:font-weight="normal" fo:background-color="#ffffff" style:font-size-asian="12pt" style:font-size-complex="12pt"/>
    </style:style>
    <style:style style:name="P20" style:family="paragraph" style:parent-style-name="Standard">
      <style:paragraph-properties fo:margin-top="0.101cm" fo:margin-bottom="0.101cm" style:contextual-spacing="false" fo:line-height="100%"/>
      <style:text-properties fo:color="#000000" loext:opacity="100%" style:font-name="Droid Sans Mono" fo:font-size="12pt" fo:font-weight="normal" officeooo:rsid="001dbe0d" officeooo:paragraph-rsid="001dbe0d" fo:background-color="#ffffff" style:font-size-asian="12pt" style:font-weight-asian="bold" style:font-size-complex="12pt" style:font-weight-complex="bold"/>
    </style:style>
    <style:style style:name="P21" style:family="paragraph" style:parent-style-name="Standard">
      <style:paragraph-properties fo:margin-top="0cm" fo:margin-bottom="0cm" style:contextual-spacing="false" fo:line-height="100%"/>
      <style:text-properties fo:color="#000000" loext:opacity="100%" style:font-name="Droid Sans Mono" fo:font-size="12pt" fo:font-weight="bold" officeooo:rsid="001dbe0d" officeooo:paragraph-rsid="001dbe0d" fo:background-color="#ffffff" style:font-size-asian="12pt" style:font-weight-asian="bold" style:font-size-complex="12pt" style:font-weight-complex="bold"/>
    </style:style>
    <style:style style:name="P22" style:family="paragraph" style:parent-style-name="Standard">
      <style:paragraph-properties fo:margin-top="0.101cm" fo:margin-bottom="0.101cm" style:contextual-spacing="false" fo:line-height="100%"/>
      <style:text-properties fo:color="#000000" loext:opacity="100%" style:font-name="Droid Sans Mono" fo:font-size="12pt" fo:font-weight="bold" officeooo:rsid="001dbe0d" officeooo:paragraph-rsid="001dbe0d" fo:background-color="#ffffff" style:font-size-asian="12pt" style:font-weight-asian="bold" style:font-size-complex="12pt" style:font-weight-complex="bold"/>
    </style:style>
    <style:style style:name="P23" style:family="paragraph" style:parent-style-name="Standard">
      <style:paragraph-properties fo:margin-top="0cm" fo:margin-bottom="0cm" style:contextual-spacing="false" fo:line-height="80%"/>
    </style:style>
    <style:style style:name="P24" style:family="paragraph" style:parent-style-name="Standard">
      <style:paragraph-properties fo:margin-top="0cm" fo:margin-bottom="0cm" style:contextual-spacing="false" fo:line-height="100%"/>
      <style:text-properties fo:font-size="12pt" style:font-size-asian="12pt" style:font-size-complex="12pt"/>
    </style:style>
    <style:style style:name="P25" style:family="paragraph" style:parent-style-name="Standard">
      <style:paragraph-properties fo:margin-top="0.101cm" fo:margin-bottom="0.101cm" style:contextual-spacing="false" fo:line-height="100%"/>
      <style:text-properties fo:font-size="12pt" style:font-size-asian="12pt" style:font-size-complex="12pt"/>
    </style:style>
    <style:style style:name="P26" style:family="paragraph" style:parent-style-name="Standard">
      <style:text-properties fo:font-weight="bold" officeooo:rsid="001dbe0d" officeooo:paragraph-rsid="001dbe0d" style:font-weight-asian="bold" style:font-weight-complex="bold"/>
    </style:style>
    <style:style style:name="P27" style:family="paragraph" style:parent-style-name="Standard">
      <style:paragraph-properties fo:margin-top="0cm" fo:margin-bottom="0cm" style:contextual-spacing="false" fo:line-height="100%"/>
      <style:text-properties officeooo:rsid="001decc9" officeooo:paragraph-rsid="001decc9"/>
    </style:style>
    <style:style style:name="P28" style:family="paragraph" style:parent-style-name="Heading_20_2">
      <style:text-properties style:use-window-font-color="true" loext:opacity="0%" style:font-name="Times New Roman" fo:font-size="14pt" style:font-size-asian="14pt" style:font-name-complex="Times New Roman1" style:font-size-complex="14pt"/>
    </style:style>
    <style:style style:name="P29" style:family="paragraph" style:parent-style-name="List_20_Paragraph" style:list-style-name="WWNum2">
      <style:text-properties style:font-name="Times New Roman" fo:font-size="14pt" style:font-size-asian="14pt" style:font-name-complex="Times New Roman1" style:font-size-complex="14pt"/>
    </style:style>
    <style:style style:name="P30" style:family="paragraph" style:parent-style-name="List_20_Paragraph" style:list-style-name="WWNum3">
      <style:text-properties style:font-name="Times New Roman" fo:font-size="14pt" style:font-size-asian="14pt" style:font-name-complex="Times New Roman1" style:font-size-complex="14pt"/>
    </style:style>
    <style:style style:name="P31" style:family="paragraph" style:parent-style-name="List_20_Paragraph" style:list-style-name="WWNum4">
      <style:text-properties style:font-name="Times New Roman" fo:font-size="14pt" style:font-size-asian="14pt" style:font-name-complex="Times New Roman1" style:font-size-complex="14pt"/>
    </style:style>
    <style:style style:name="P32" style:family="paragraph" style:parent-style-name="List_20_Paragraph" style:list-style-name="WWNum3"/>
    <style:style style:name="P33" style:family="paragraph" style:parent-style-name="List_20_Paragraph" style:list-style-name="WWNum1">
      <style:paragraph-properties fo:margin-left="1.259cm" fo:margin-right="0cm" fo:margin-top="0cm" fo:margin-bottom="0cm" style:contextual-spacing="true" fo:line-height="100%" fo:text-align="justify" style:justify-single-word="false" fo:text-indent="-0.63cm" style:auto-text-indent="false">
        <style:tab-stops>
          <style:tab-stop style:position="6.267cm"/>
        </style:tab-stops>
      </style:paragraph-properties>
    </style:style>
    <style:style style:name="P34" style:family="paragraph" style:parent-style-name="List_20_Paragraph" style:list-style-name="WWNum5">
      <style:paragraph-properties fo:margin-top="0cm" fo:margin-bottom="0cm" style:contextual-spacing="true" fo:line-height="100%" fo:text-align="justify" style:justify-single-word="false">
        <style:tab-stops>
          <style:tab-stop style:position="6.267cm"/>
        </style:tab-stops>
      </style:paragraph-properties>
    </style:style>
    <style:style style:name="P35" style:family="paragraph" style:parent-style-name="List_20_Paragraph" style:list-style-name="WWNum5">
      <style:paragraph-properties fo:margin-top="0cm" fo:margin-bottom="0cm" style:contextual-spacing="true" fo:line-height="100%" fo:text-align="justify" style:justify-single-word="false">
        <style:tab-stops>
          <style:tab-stop style:position="6.267cm"/>
        </style:tab-stops>
      </style:paragraph-properties>
      <style:text-properties officeooo:paragraph-rsid="001dbe0d"/>
    </style:style>
    <style:style style:name="P36" style:family="paragraph" style:parent-style-name="Standard" style:master-page-name="First_20_Page">
      <style:paragraph-properties fo:text-align="center" style:justify-single-word="false" style:page-number="auto"/>
      <style:text-properties style:font-name="Times New Roman" fo:font-size="14pt" style:font-size-asian="14pt" style:font-name-complex="Times New Roman1" style:font-size-complex="14pt"/>
    </style:style>
    <style:style style:name="P37" style:family="paragraph" style:parent-style-name="Standard">
      <style:paragraph-properties fo:text-align="center" style:justify-single-word="false"/>
      <style:text-properties style:font-name="Times New Roman" fo:font-size="14pt" style:font-size-asian="14pt" style:font-name-complex="Times New Roman1" style:font-size-complex="14pt"/>
    </style:style>
    <style:style style:name="P38" style:family="paragraph" style:parent-style-name="Standard">
      <style:paragraph-properties fo:margin-top="0cm" fo:margin-bottom="0cm" style:contextual-spacing="false"/>
      <style:text-properties style:font-name="Times New Roman" fo:font-size="14pt" style:font-size-asian="14pt" style:font-name-complex="Times New Roman1" style:font-size-complex="14pt"/>
    </style:style>
    <style:style style:name="P39" style:family="paragraph" style:parent-style-name="Standard">
      <style:paragraph-properties fo:text-align="justify" style:justify-single-word="false"/>
      <style:text-properties style:font-name="Times New Roman" fo:font-size="14pt" style:font-size-asian="14pt" style:font-name-complex="Times New Roman1" style:font-size-complex="14pt"/>
    </style:style>
    <style:style style:name="P40" style:family="paragraph" style:parent-style-name="Standard">
      <style:text-properties style:font-name="Times New Roman" fo:font-size="14pt" style:font-size-asian="14pt" style:font-name-complex="Times New Roman1" style:font-size-complex="14pt"/>
    </style:style>
    <style:style style:name="P41" style:family="paragraph" style:parent-style-name="Standard">
      <style:paragraph-properties fo:margin-left="-1.501cm" fo:margin-right="0cm" fo:margin-top="0cm" fo:margin-bottom="0cm" style:contextual-spacing="false" fo:line-height="100%" fo:text-align="justify" style:justify-single-word="false" fo:text-indent="1.886cm" style:auto-text-indent="false">
        <style:tab-stops>
          <style:tab-stop style:position="6.267cm"/>
        </style:tab-stops>
      </style:paragraph-properties>
      <style:text-properties style:font-name="Times New Roman" fo:font-size="14pt" style:font-size-asian="14pt" style:font-name-complex="Times New Roman1" style:font-size-complex="14pt"/>
    </style:style>
    <style:style style:name="P42"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43" style:family="paragraph" style:parent-style-name="Standard">
      <style:text-properties style:font-name="Times New Roman" fo:font-size="14pt" fo:font-weight="bold" style:font-size-asian="14pt" style:font-weight-asian="bold" style:font-name-complex="Times New Roman1" style:font-size-complex="14pt"/>
    </style:style>
    <style:style style:name="P44"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1" style:font-size-complex="14pt" style:font-weight-complex="bold"/>
    </style:style>
    <style:style style:name="P45"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1" style:font-size-complex="14pt"/>
    </style:style>
    <style:style style:name="P46" style:family="paragraph" style:parent-style-name="Standard">
      <style:text-properties style:font-name="Times New Roman" fo:font-size="14pt" fo:language="en" fo:country="US" fo:font-weight="bold" style:font-size-asian="14pt" style:font-weight-asian="bold" style:font-name-complex="Times New Roman1" style:font-size-complex="14pt" style:font-weight-complex="bold"/>
    </style:style>
    <style:style style:name="P47" style:family="paragraph" style:parent-style-name="Standard">
      <style:text-properties style:font-name="Times New Roman" fo:font-size="14pt" fo:language="en" fo:country="US" fo:font-weight="bold" officeooo:paragraph-rsid="001decc9" style:font-size-asian="14pt" style:font-weight-asian="bold" style:font-name-complex="Times New Roman1" style:font-size-complex="14pt"/>
    </style:style>
    <style:style style:name="P48" style:family="paragraph" style:parent-style-name="Standard">
      <style:text-properties style:font-name="Times New Roman" fo:font-size="14pt" fo:language="en" fo:country="US" fo:font-weight="bold" style:font-size-asian="14pt" style:font-weight-asian="bold" style:font-name-complex="Times New Roman1" style:font-size-complex="14pt"/>
    </style:style>
    <style:style style:name="P49" style:family="paragraph" style:parent-style-name="Standard">
      <style:paragraph-properties fo:margin-top="0cm" fo:margin-bottom="0cm" style:contextual-spacing="false" fo:line-height="100%" fo:text-align="end" style:justify-single-word="false"/>
      <style:text-properties fo:color="#000000" loext:opacity="100%" style:font-name="Times New Roman" fo:font-size="14pt" style:font-name-asian="Times New Roman1" style:font-size-asian="14pt" style:font-name-complex="Times New Roman1" style:font-size-complex="14pt"/>
    </style:style>
    <style:style style:name="P50" style:family="paragraph" style:parent-style-name="Standard">
      <style:paragraph-properties fo:margin-top="0cm" fo:margin-bottom="0cm" style:contextual-spacing="false" fo:line-height="100%" fo:text-align="center" style:justify-single-word="false"/>
      <style:text-properties fo:color="#000000" loext:opacity="100%" style:font-name="Times New Roman" fo:font-size="14pt" style:font-name-asian="Times New Roman1" style:font-size-asian="14pt" style:font-name-complex="Times New Roman1" style:font-size-complex="14pt"/>
    </style:style>
    <style:style style:name="P51" style:family="paragraph" style:parent-style-name="Standard">
      <style:paragraph-properties fo:margin-top="0cm" fo:margin-bottom="0cm" style:contextual-spacing="false" fo:line-height="100%" fo:text-align="justify" style:justify-single-word="false"/>
      <style:text-properties fo:color="#000000" loext:opacity="100%" style:font-name="Times New Roman" fo:font-size="14pt" style:font-name-asian="Times New Roman1" style:font-size-asian="14pt" style:font-name-complex="Times New Roman1" style:font-size-complex="14pt"/>
    </style:style>
    <style:style style:name="P52" style:family="paragraph" style:parent-style-name="Standard">
      <style:paragraph-properties fo:margin-top="0cm" fo:margin-bottom="0cm" style:contextual-spacing="false" fo:line-height="100%" fo:text-align="justify" style:justify-single-word="false">
        <style:tab-stops>
          <style:tab-stop style:position="6.267cm"/>
        </style:tab-stops>
      </style:paragraph-properties>
      <style:text-properties fo:color="#000000" loext:opacity="100%" style:font-name="Times New Roman" fo:font-size="14pt" style:font-name-asian="Times New Roman1" style:font-size-asian="14pt" style:font-name-complex="Times New Roman1" style:font-size-complex="14pt"/>
    </style:style>
    <style:style style:name="P53" style:family="paragraph" style:parent-style-name="Standard">
      <style:text-properties style:use-window-font-color="true" loext:opacity="0%" style:font-name="Times New Roman" fo:font-size="14pt" style:font-size-asian="14pt" style:font-name-complex="Times New Roman1" style:font-size-complex="14pt"/>
    </style:style>
    <style:style style:name="P54" style:family="paragraph" style:parent-style-name="Standard">
      <style:paragraph-properties fo:margin-top="0cm" fo:margin-bottom="0cm" style:contextual-spacing="false" fo:line-height="100%"/>
      <style:text-properties fo:language="en" fo:country="US"/>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officeooo:rsid="001dbe0d" style:font-size-asian="14pt" style:font-name-complex="Times New Roman1" style:font-size-complex="14pt"/>
    </style:style>
    <style:style style:name="T3" style:family="text">
      <style:text-properties style:font-name="Times New Roman" fo:font-size="14pt" officeooo:rsid="001decc9" style:font-size-asian="14pt" style:font-name-complex="Times New Roman1" style:font-size-complex="14pt"/>
    </style:style>
    <style:style style:name="T4" style:family="text">
      <style:text-properties style:font-name="Times New Roman" fo:font-size="14pt" fo:font-weight="bold" style:font-size-asian="14pt" style:font-weight-asian="bold" style:font-name-complex="Times New Roman1" style:font-size-complex="14pt"/>
    </style:style>
    <style:style style:name="T5" style:family="text">
      <style:text-properties style:font-name="Times New Roman" fo:font-size="14pt" fo:font-weight="bold" style:font-size-asian="14pt" style:font-weight-asian="bold" style:font-name-complex="Times New Roman1" style:font-size-complex="14pt" style:font-weight-complex="bold"/>
    </style:style>
    <style:style style:name="T6" style:family="text">
      <style:text-properties style:font-name="Times New Roman" fo:font-size="14pt" fo:language="en" fo:country="US" fo:font-weight="bold" style:font-size-asian="14pt" style:font-weight-asian="bold" style:font-name-complex="Times New Roman1" style:font-size-complex="14pt"/>
    </style:style>
    <style:style style:name="T7" style:family="text">
      <style:text-properties style:font-name="Times New Roman" fo:font-size="14pt" fo:language="en" fo:country="US" fo:font-weight="bold" style:font-size-asian="14pt" style:font-weight-asian="bold" style:font-name-complex="Times New Roman1" style:font-size-complex="14pt" style:font-weight-complex="bold"/>
    </style:style>
    <style:style style:name="T8" style:family="text">
      <style:text-properties style:font-name="Times New Roman" fo:font-size="14pt" fo:language="en" fo:country="US" style:font-size-asian="14pt" style:font-name-complex="Times New Roman1" style:font-size-complex="14pt"/>
    </style:style>
    <style:style style:name="T9" style:family="text">
      <style:text-properties style:font-name="Times New Roman" fo:language="en" fo:country="US" fo:font-weight="bold" style:font-weight-asian="bold" style:font-name-complex="Times New Roman1" style:font-weight-complex="bold"/>
    </style:style>
    <style:style style:name="T10" style:family="text">
      <style:text-properties fo:color="#000000" loext:opacity="100%" style:font-name="Times New Roman" fo:font-size="14pt" style:font-name-asian="Times New Roman1" style:font-size-asian="14pt" style:font-name-complex="Times New Roman1" style:font-size-complex="14pt"/>
    </style:style>
    <style:style style:name="T11" style:family="text">
      <style:text-properties fo:color="#000000" loext:opacity="100%" style:font-name="Times New Roman" fo:font-size="14pt" officeooo:rsid="001dbe0d" style:font-name-asian="Times New Roman1" style:font-size-asian="14pt" style:font-name-complex="Times New Roman1" style:font-size-complex="14pt"/>
    </style:style>
    <style:style style:name="T12" style:family="text">
      <style:text-properties fo:color="#000000" loext:opacity="100%" style:font-name="Times New Roman" fo:font-size="14pt" officeooo:rsid="001ea28a" style:font-name-asian="Times New Roman1" style:font-size-asian="14pt" style:font-name-complex="Times New Roman1" style:font-size-complex="14pt"/>
    </style:style>
    <style:style style:name="T13" style:family="text">
      <style:text-properties style:use-window-font-color="true" loext:opacity="0%" style:font-name="Times New Roman" fo:font-size="14pt" style:font-size-asian="14pt" style:font-name-complex="Times New Roman1" style:font-size-complex="14pt"/>
    </style:style>
    <style:style style:name="T14" style:family="text">
      <style:text-properties fo:color="#0000ff" loext:opacity="100%"/>
    </style:style>
    <style:style style:name="T15" style:family="text">
      <style:text-properties fo:color="#0000ff" loext:opacity="100%" style:font-name="Times New Roman" fo:language="en" fo:country="US" fo:font-weight="bold" style:font-weight-asian="bold" style:font-name-complex="Times New Roman1" style:font-weight-complex="bold"/>
    </style:style>
    <style:style style:name="T16" style:family="text">
      <style:text-properties fo:color="#a31515" loext:opacity="100%"/>
    </style:style>
    <style:style style:name="T17" style:family="text">
      <style:text-properties fo:color="#a31515" loext:opacity="100%" style:font-name="Times New Roman" fo:language="en" fo:country="US" fo:font-weight="bold" style:font-weight-asian="bold" style:font-name-complex="Times New Roman1" style:font-weight-complex="bold"/>
    </style:style>
    <style:style style:name="T18" style:family="text">
      <style:text-properties fo:color="#098658"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Московский Авиационный Институт</text:p>
      <text:p text:style-name="P9">(Национальный Исследовательский Университет)</text:p>
      <text:p text:style-name="P9"/>
      <text:p text:style-name="P9">Факультет информационных технологий и прикладной математики</text:p>
      <text:p text:style-name="P9">Кафедра вычислительной математики и программирования</text:p>
      <text:p text:style-name="P10"/>
      <text:p text:style-name="P10"/>
      <text:p text:style-name="P8"><text:span text:style-name="T4">Лабораторная работа №</text:span><text:span text:style-name="T6">4</text:span><text:span text:style-name="T4"> по курсу</text:span><text:span text:style-name="T5"> </text:span></text:p>
      <text:p text:style-name="P42">«Операционные системы»</text:p>
      <text:p text:style-name="P43"><text:tab/></text:p>
      <text:p text:style-name="P44">ДИНАМИЧЕСКИЕ БИБЛИОТЕКИ</text:p>
      <text:p text:style-name="P12"/>
      <text:p text:style-name="P12"/>
      <text:p text:style-name="P12"/>
      <text:p text:style-name="P12"/>
      <text:p text:style-name="P12"/>
      <text:p text:style-name="P12"/>
      <text:p text:style-name="P12"/>
      <text:p text:style-name="P13"/>
      <text:p text:style-name="P13"/>
      <text:p text:style-name="P13"/>
      <text:p text:style-name="P13"/>
      <text:p text:style-name="P13"/>
      <text:p text:style-name="P13"/>
      <text:p text:style-name="P13"/>
      <text:p text:style-name="P13"/>
      <text:p text:style-name="P4"><text:span text:style-name="T10">Студент: </text:span><text:span text:style-name="T11">Маношин Виталий Дмитриевич</text:span></text:p>
      <text:p text:style-name="P5"><text:span text:style-name="T10">Группа: М8О–2</text:span><text:span text:style-name="T11">10</text:span><text:span text:style-name="T10">Б–2</text:span><text:span text:style-name="T12">2</text:span></text:p>
      <text:p text:style-name="P5"><text:span text:style-name="T10">Вариант: 1</text:span><text:span text:style-name="T11">4</text:span></text:p>
      <text:p text:style-name="P12">Преподаватель: Соколов Андрей Алексеевич</text:p>
      <text:p text:style-name="P12">Оценка: __________ </text:p>
      <text:p text:style-name="P12">Дата: __________</text:p>
      <text:p text:style-name="P12">Подпись: __________</text:p>
      <text:p text:style-name="P14"/>
      <text:p text:style-name="P16"/>
      <text:p text:style-name="P16"/>
      <text:p text:style-name="P50">Москва, 2023.</text:p>
      <text:p text:style-name="P10"/>
      <text:p text:style-name="P10"><text:soft-page-break/>Постановка задачи</text:p>
      <text:h text:style-name="P28" text:outline-level="2">Цель работы</text:h>
      <text:p text:style-name="P38">Целью является приобретение практических навыков в:</text:p>
      <text:list xml:id="list4252723503" text:style-name="WWNum2">
        <text:list-item>
          <text:p text:style-name="P29">Создание динамических библиотек</text:p>
        </text:list-item>
        <text:list-item>
          <text:p text:style-name="P29">Создание программ, которые используют функции динамических библиотек</text:p>
        </text:list-item>
      </text:list>
      <text:h text:style-name="P28" text:outline-level="2">Задание</text:h>
      <text:p text:style-name="P39">Требуется создать динамическую библиотеку, которая реализует определенный функционал. Далее использовать данную библиотеку 2-мя способами:</text:p>
      <text:list xml:id="list3576979420" text:style-name="WWNum3">
        <text:list-item>
          <text:p text:style-name="P32"><text:span text:style-name="T1">Во время компиляции (на этапе «линковки»/</text:span><text:span text:style-name="T8">linking</text:span><text:span text:style-name="T1">)</text:span></text:p>
        </text:list-item>
        <text:list-item>
          <text:p text:style-name="P30">Во время исполнения программы, подгрузив библиотеку в память с помощью системных вызовов</text:p>
        </text:list-item>
      </text:list>
      <text:p text:style-name="P40">В конечном итоге, программа должна состоять из следующих частей:</text:p>
      <text:list xml:id="list2146961803" text:style-name="WWNum4">
        <text:list-item>
          <text:p text:style-name="P31">Динамическая библиотека, реализующая заданных вариантом интерфейс;</text:p>
        </text:list-item>
        <text:list-item>
          <text:p text:style-name="P31">Тестовая программа, которая используют библиотеку, используя знания полученные на этапе компиляции;</text:p>
        </text:list-item>
        <text:list-item>
          <text:p text:style-name="P31">Тестовая программа, которая использует библиотеку, используя только местоположение динамической библиотеки и ее интерфейс.</text:p>
        </text:list-item>
      </text:list>
      <text:p text:style-name="P51">Провести анализ между обоими типами использования библиотеки.</text:p>
      <text:p text:style-name="P3"><text:span text:style-name="T10">В моем варианте надо реализовать функцию </text:span><text:span text:style-name="T11">расчета производной в точке A с приращением deltaX двумя способами и функцию перевод числа x из десятичной системы счисления в двоичную и троичную.</text:span></text:p>
      <text:p text:style-name="P15"/>
      <text:h text:style-name="P28" text:outline-level="2">Общие сведения о программе</text:h>
      <text:p text:style-name="P52">Программа со статической библиотекой компилируется из файла main_static.cpp и использует библиотеку first.h. Программа с динамической библиотекой компилируется из файла main_dynamic.cpp, в ней можно переключать библиотеки с first на second и обратно. Заголовочный файл first.h представляет собой интерфейс библиотеки, ее реализация находится в файле first.cpp. Вторая библиотека находится в файле second.cpp. В программе используются следующие системные вызовы:</text:p>
      <text:list xml:id="list2654952735" text:style-name="WWNum1">
        <text:list-item>
          <text:p text:style-name="P33"><text:span text:style-name="T7">dlopen</text:span><text:span text:style-name="T1"> – загружает динамический общий объект (общую библиотеку) из файла, имя которого указано в строке filename (завершается null) и возвращает непрозрачный описатель на загруженный объект.</text:span></text:p>
        </text:list-item>
        <text:list-item>
          <text:p text:style-name="P33"><text:span text:style-name="T7">dlsym</text:span><text:span text:style-name="T5"> </text:span><text:span text:style-name="T1">– функция возвращает адрес, по которому символ расположен в памяти(указывается одним из аргументов).</text:span></text:p>
        </text:list-item>
        <text:list-item>
          <text:p text:style-name="P33"><text:soft-page-break/><text:span text:style-name="T7">dlclose</text:span><text:span text:style-name="T5"> </text:span><text:span text:style-name="T1">– уменьшает счётчик ссылок на динамически загружаемый общий объект, на который ссылается handle. Если счётчик ссылок достигает нуля, то объект выгружается. Все общие объекты, которые были автоматически загружены при вызове dlopen() для объекта, на который ссылается handle, рекурсивно закрываются таким же способом.</text:span></text:p>
        </text:list-item>
      </text:list>
      <text:p text:style-name="P11"/>
      <text:h text:style-name="P28" text:outline-level="2">Общий метод и алгоритм решения.</text:h>
      <text:p text:style-name="P41">Для реализации поставленной задачи необходимо:</text:p>
      <text:list xml:id="list786143344" text:style-name="WWNum5">
        <text:list-item>
          <text:p text:style-name="P34"><text:span text:style-name="T1">Изучить принципы работы </text:span><text:span text:style-name="T8">dlsym</text:span><text:span text:style-name="T1">, </text:span><text:span text:style-name="T8">dlopen</text:span><text:span text:style-name="T1">, </text:span><text:span text:style-name="T8">dlclose</text:span><text:span text:style-name="T1">.</text:span></text:p>
        </text:list-item>
        <text:list-item>
          <text:p text:style-name="P34"><text:span text:style-name="T1">Написать библиотеку для нахождения </text:span><text:span text:style-name="T2">производной </text:span><text:span text:style-name="T1">наивных способом и </text:span><text:span text:style-name="T2">перевода числа в двоичную систему исчисления</text:span><text:span text:style-name="T1">.</text:span></text:p>
        </text:list-item>
        <text:list-item>
          <text:p text:style-name="P35"><text:span text:style-name="T1">Написать библиотеку для нахождения </text:span><text:span text:style-name="T2">производной продвинутым</text:span><text:span text:style-name="T1"> способом и </text:span><text:span text:style-name="T2">перевода числа в троичную систему исчисления</text:span><text:span text:style-name="T1">.</text:span></text:p>
        </text:list-item>
        <text:list-item>
          <text:p text:style-name="P34"><text:span text:style-name="T1">В файле </text:span><text:span text:style-name="T8">main</text:span><text:span text:style-name="T1">_</text:span><text:span text:style-name="T8">static</text:span><text:span text:style-name="T1">.</text:span><text:span text:style-name="T8">cpp</text:span><text:span text:style-name="T1"> подключить библиотеку на этапе компиляции.</text:span></text:p>
        </text:list-item>
        <text:list-item>
          <text:p text:style-name="P34"><text:span text:style-name="T1">В файле </text:span><text:span text:style-name="T8">main</text:span><text:span text:style-name="T1">_</text:span><text:span text:style-name="T8">dynamic</text:span><text:span text:style-name="T1">.</text:span><text:span text:style-name="T8">cpp</text:span><text:span text:style-name="T1"> подключить библиотеку во время исполнения.</text:span></text:p>
        </text:list-item>
      </text:list>
      <text:h text:style-name="P28" text:outline-level="2">Основные файлы программы</text:h>
      <text:p text:style-name="P53"/>
      <text:p text:style-name="P26"><text:span text:style-name="T13">Static-main.cpp</text:span></text:p>
      <text:p text:style-name="P17"><text:span text:style-name="T15">extern</text:span><text:span text:style-name="T9"> </text:span><text:span text:style-name="T17">"C"</text:span><text:span text:style-name="T9"> {</text:span></text:p>
      <text:p text:style-name="P18"><text:span text:style-name="T14">#include </text:span><text:span text:style-name="T16">"derivative-transletion.h"</text:span></text:p>
      <text:p text:style-name="P18">}</text:p>
      <text:p text:style-name="P18"><text:span text:style-name="T14">#include </text:span><text:span text:style-name="T16">&lt;iostream&gt;</text:span></text:p>
      <text:p text:style-name="P18"><text:span text:style-name="T14">#include </text:span><text:span text:style-name="T16">&lt;string&gt;</text:span></text:p>
      <text:p text:style-name="P18"><text:span text:style-name="T14">#include </text:span><text:span text:style-name="T16">&lt;sstream&gt;</text:span></text:p>
      <text:p text:style-name="P18"><text:span text:style-name="T14">#include </text:span><text:span text:style-name="T16">&lt;vector&gt;</text:span></text:p>
      <text:p text:style-name="P18"><text:span text:style-name="T14">using</text:span> <text:span text:style-name="T14">namespace</text:span> std;</text:p>
      <text:p text:style-name="P24"/>
      <text:p text:style-name="P18"><text:span text:style-name="T14">void</text:span> messageToUser() {</text:p>
      <text:p text:style-name="P18">cout &lt;&lt; <text:span text:style-name="T16">"~ Hello, you in a dynamic-main.cpp ~"</text:span> &lt;&lt; endl;</text:p>
      <text:p text:style-name="P18">cout &lt;&lt; <text:span text:style-name="T16">"~ You can use 3 commands ~"</text:span> &lt;&lt; endl;</text:p>
      <text:p text:style-name="P18">cout &lt;&lt; <text:span text:style-name="T16">"~ Enter 1 and two numbers - the point and the increment ~"</text:span> &lt;&lt; endl;</text:p>
      <text:p text:style-name="P18">cout &lt;&lt; <text:span text:style-name="T16">"~ Enter 2 and the numbers the number for transletion ~"</text:span> &lt;&lt; endl;</text:p>
      <text:p text:style-name="P18">cout &lt;&lt; <text:span text:style-name="T16">"~ Enter -1 to stop programm ~"</text:span> &lt;&lt; endl;</text:p>
      <text:p text:style-name="P18">}</text:p>
      <text:p text:style-name="P24"/>
      <text:p text:style-name="P18"><text:span text:style-name="T14">int</text:span> main() {</text:p>
      <text:p text:style-name="P18">messageToUser();</text:p>
      <text:p text:style-name="P18"><text:span text:style-name="T14">while</text:span> (<text:span text:style-name="T18">1</text:span>) {</text:p>
      <text:p text:style-name="P18"><text:span text:style-name="T14">int</text:span> tp;</text:p>
      <text:p text:style-name="P18">cin &gt;&gt; tp;</text:p>
      <text:p text:style-name="P18"><text:span text:style-name="T14">if</text:span>(tp == <text:span text:style-name="T18">1</text:span>) {</text:p>
      <text:p text:style-name="P18"><text:soft-page-break/><text:span text:style-name="T14">float</text:span> A, deltaX;</text:p>
      <text:p text:style-name="P18">cin &gt;&gt; A &gt;&gt; deltaX;</text:p>
      <text:p text:style-name="P18">cout &lt;&lt; <text:span text:style-name="T16">"Derivative = "</text:span> &lt;&lt; Derivative(A, deltaX) &lt;&lt; endl;</text:p>
      <text:p text:style-name="P18"><text:span text:style-name="T14">continue</text:span>;</text:p>
      <text:p text:style-name="P18">}</text:p>
      <text:p text:style-name="P18"><text:span text:style-name="T14">if</text:span>(tp == <text:span text:style-name="T18">2</text:span>) {</text:p>
      <text:p text:style-name="P18"><text:span text:style-name="T14">long</text:span> x;</text:p>
      <text:p text:style-name="P18">cin &gt;&gt; x;</text:p>
      <text:p text:style-name="P18">cout &lt;&lt; <text:span text:style-name="T16">"Transletion = "</text:span> &lt;&lt; Transletion(x) &lt;&lt; endl;</text:p>
      <text:p text:style-name="P18"><text:span text:style-name="T14">continue</text:span>;</text:p>
      <text:p text:style-name="P18">}</text:p>
      <text:p text:style-name="P18"><text:span text:style-name="T14">if</text:span>(tp == -<text:span text:style-name="T18">1</text:span>) {</text:p>
      <text:p text:style-name="P18"><text:span text:style-name="T14">break</text:span>;</text:p>
      <text:p text:style-name="P18">}</text:p>
      <text:p text:style-name="P18">cout &lt;&lt; <text:span text:style-name="T16">"Unknown command"</text:span> &lt;&lt; endl;</text:p>
      <text:p text:style-name="P18">}</text:p>
      <text:p text:style-name="P18">}</text:p>
      <text:p text:style-name="P18"/>
      <text:p text:style-name="P21">dynamic-main.cpp</text:p>
      <text:p text:style-name="P22"/>
      <text:p text:style-name="P20"><text:span text:style-name="T14">#include </text:span><text:span text:style-name="T16">&lt;dlfcn.h&gt;</text:span></text:p>
      <text:p text:style-name="P19"><text:span text:style-name="T14">#include </text:span><text:span text:style-name="T16">&lt;stdlib.h&gt;</text:span></text:p>
      <text:p text:style-name="P19"><text:span text:style-name="T14">#include </text:span><text:span text:style-name="T16">&lt;iostream&gt;</text:span></text:p>
      <text:p text:style-name="P19"><text:span text:style-name="T14">#include </text:span><text:span text:style-name="T16">&lt;string&gt;</text:span></text:p>
      <text:p text:style-name="P19"><text:span text:style-name="T14">#include </text:span><text:span text:style-name="T16">&lt;sstream&gt;</text:span></text:p>
      <text:p text:style-name="P19"><text:span text:style-name="T14">#include </text:span><text:span text:style-name="T16">&lt;vector&gt;</text:span></text:p>
      <text:p text:style-name="P19"><text:span text:style-name="T14">#include </text:span><text:span text:style-name="T16">&lt;numeric&gt;</text:span></text:p>
      <text:p text:style-name="P19"><text:span text:style-name="T14">using</text:span> <text:span text:style-name="T14">namespace</text:span> std;</text:p>
      <text:p text:style-name="P25"/>
      <text:p text:style-name="P19"><text:span text:style-name="T14">void</text:span>* libHandle = <text:span text:style-name="T14">NULL</text:span>;</text:p>
      <text:p text:style-name="P25"/>
      <text:p text:style-name="P19"><text:span text:style-name="T14">float</text:span> (*Derivative)(<text:span text:style-name="T14">float</text:span>, <text:span text:style-name="T14">float</text:span>) = <text:span text:style-name="T14">NULL</text:span>;</text:p>
      <text:p text:style-name="P19"><text:span text:style-name="T14">char*</text:span> (*Transletion)(<text:span text:style-name="T14">long</text:span>) = <text:span text:style-name="T14">NULL</text:span>;</text:p>
      <text:p text:style-name="P25"/>
      <text:p text:style-name="P19"><text:span text:style-name="T14">using</text:span> ptr_derivative = <text:span text:style-name="T14">float</text:span> (*)(<text:span text:style-name="T14">float</text:span>, <text:span text:style-name="T14">float</text:span>);</text:p>
      <text:p text:style-name="P19"><text:span text:style-name="T14">using</text:span> ptr_transletion = <text:span text:style-name="T14">char</text:span> *(*)(<text:span text:style-name="T14">long</text:span>);</text:p>
      <text:p text:style-name="P25"/>
      <text:p text:style-name="P19"><text:span text:style-name="T14">bool</text:span> mode = <text:span text:style-name="T18">1</text:span>;</text:p>
      <text:p text:style-name="P25"/>
      <text:p text:style-name="P19"><text:span text:style-name="T14">void</text:span> messageToUser() {</text:p>
      <text:p text:style-name="P19">cout &lt;&lt; <text:span text:style-name="T16">"~ Hello, you in a dynamic-main.cpp ~"</text:span> &lt;&lt; endl;</text:p>
      <text:p text:style-name="P19">cout &lt;&lt; <text:span text:style-name="T16">"~ You can use 4 commands ~"</text:span> &lt;&lt; endl;</text:p>
      <text:p text:style-name="P19">cout &lt;&lt; <text:span text:style-name="T16">"~ Enter 0 to change contract ~"</text:span> &lt;&lt; endl;</text:p>
      <text:p text:style-name="P19">cout &lt;&lt; <text:span text:style-name="T16">"~ Enter 1 and two numbers - the point and the increment ~"</text:span> &lt;&lt; endl;</text:p>
      <text:p text:style-name="P19">cout &lt;&lt; <text:span text:style-name="T16">"~ Enter 2 and the numbers the number for transletion ~"</text:span> &lt;&lt; endl;</text:p>
      <text:p text:style-name="P19"><text:soft-page-break/>cout &lt;&lt; <text:span text:style-name="T16">"~ Enter -1 to stop programm ~"</text:span> &lt;&lt; endl;</text:p>
      <text:p text:style-name="P19">}</text:p>
      <text:p text:style-name="P25"/>
      <text:p text:style-name="P19"><text:span text:style-name="T14">void</text:span> loadContract() {</text:p>
      <text:p text:style-name="P19"><text:span text:style-name="T14">if</text:span>(mode) {</text:p>
      <text:p text:style-name="P19">libHandle = dlopen(<text:span text:style-name="T16">"../b/liblib1.so"</text:span>, <text:span text:style-name="T14">RTLD_LAZY</text:span>);</text:p>
      <text:p text:style-name="P19">} <text:span text:style-name="T14">else</text:span> {</text:p>
      <text:p text:style-name="P19">libHandle = dlopen(<text:span text:style-name="T16">"../b/liblib2.so"</text:span>, <text:span text:style-name="T14">RTLD_LAZY</text:span>);</text:p>
      <text:p text:style-name="P19">}</text:p>
      <text:p text:style-name="P19">Derivative = (ptr_derivative)dlsym(libHandle, <text:span text:style-name="T16">"Derivative"</text:span>);</text:p>
      <text:p text:style-name="P19">Transletion = (ptr_transletion)dlsym(libHandle, <text:span text:style-name="T16">"Transletion"</text:span>);</text:p>
      <text:p text:style-name="P19">}</text:p>
      <text:p text:style-name="P25"/>
      <text:p text:style-name="P19"><text:span text:style-name="T14">void</text:span> changeContract(){</text:p>
      <text:p text:style-name="P19">mode ^= <text:span text:style-name="T18">1</text:span>;</text:p>
      <text:p text:style-name="P19">dlclose(libHandle);</text:p>
      <text:p text:style-name="P19">loadContract();</text:p>
      <text:p text:style-name="P19">}</text:p>
      <text:p text:style-name="P25"/>
      <text:p text:style-name="P19"><text:span text:style-name="T14">int</text:span> main() {</text:p>
      <text:p text:style-name="P19">loadContract();</text:p>
      <text:p text:style-name="P19">messageToUser();</text:p>
      <text:p text:style-name="P19"><text:span text:style-name="T14">while</text:span> (<text:span text:style-name="T18">1</text:span>) {</text:p>
      <text:p text:style-name="P19"><text:span text:style-name="T14">int</text:span> tp;</text:p>
      <text:p text:style-name="P19">cin &gt;&gt; tp;</text:p>
      <text:p text:style-name="P19"><text:span text:style-name="T14">if</text:span>(tp == <text:span text:style-name="T18">1</text:span>) {</text:p>
      <text:p text:style-name="P19"><text:span text:style-name="T14">float</text:span> A, deltaX;</text:p>
      <text:p text:style-name="P19">cin &gt;&gt; A &gt;&gt; deltaX;</text:p>
      <text:p text:style-name="P19">cout &lt;&lt; <text:span text:style-name="T16">"Derivative = "</text:span> &lt;&lt; Derivative(A, deltaX) &lt;&lt; endl;</text:p>
      <text:p text:style-name="P19"><text:span text:style-name="T14">continue</text:span>;</text:p>
      <text:p text:style-name="P19">}</text:p>
      <text:p text:style-name="P19"><text:span text:style-name="T14">if</text:span>(tp == <text:span text:style-name="T18">2</text:span>) {</text:p>
      <text:p text:style-name="P19"><text:span text:style-name="T14">long</text:span> x;</text:p>
      <text:p text:style-name="P19">cin &gt;&gt; x;</text:p>
      <text:p text:style-name="P19">cout &lt;&lt; <text:span text:style-name="T16">"Transletion = "</text:span> &lt;&lt; Transletion(x) &lt;&lt; endl;</text:p>
      <text:p text:style-name="P19"><text:span text:style-name="T14">continue</text:span>;</text:p>
      <text:p text:style-name="P19">}</text:p>
      <text:p text:style-name="P19"><text:span text:style-name="T14">if</text:span>(tp == <text:span text:style-name="T18">0</text:span>) {</text:p>
      <text:p text:style-name="P19">changeContract();</text:p>
      <text:p text:style-name="P19">cout &lt;&lt; <text:span text:style-name="T16">"Contract changed"</text:span> &lt;&lt; endl;</text:p>
      <text:p text:style-name="P19"><text:span text:style-name="T14">continue</text:span>;</text:p>
      <text:p text:style-name="P19">}</text:p>
      <text:p text:style-name="P19"><text:span text:style-name="T14">if</text:span>(tp == -<text:span text:style-name="T18">1</text:span>) {</text:p>
      <text:p text:style-name="P19"><text:soft-page-break/><text:span text:style-name="T14">break</text:span>;</text:p>
      <text:p text:style-name="P19">}</text:p>
      <text:p text:style-name="P19">cout &lt;&lt; <text:span text:style-name="T16">"Unknown command"</text:span> &lt;&lt; endl;</text:p>
      <text:p text:style-name="P19">}</text:p>
      <text:p text:style-name="P19">dlclose(libHandle);</text:p>
      <text:p text:style-name="P19">}</text:p>
      <text:p text:style-name="P22"/>
      <text:p text:style-name="P46"/>
      <text:p text:style-name="P47">Пример работы</text:p>
      <text:p text:style-name="P7">1 2 0.01</text:p>
      <text:p text:style-name="P6">Derivative = -0.907201</text:p>
      <text:p text:style-name="P54">2 3</text:p>
      <text:p text:style-name="P6">Transletion = 11</text:p>
      <text:p text:style-name="P27">0</text:p>
      <text:p text:style-name="P27">1 2 0.01</text:p>
      <text:p text:style-name="P27">Derivative = -0.909281</text:p>
      <text:p text:style-name="P27">2 3</text:p>
      <text:p text:style-name="P6">Transletion = 10</text:p>
      <text:p text:style-name="P6"/>
      <text:p text:style-name="P23"/>
      <text:p text:style-name="P48">Вывод</text:p>
      <text:p text:style-name="P2"><text:span text:style-name="T1">Динамические и статические библиотеки различаются по времени их подключения к программе: динамические – во время исполнения, когда системный вызов к ней обращается, статические – во время компиляции. Кроме того, во время компиляции исполняемый файл получает ссылку, указывающую на динамическую библиотеку в то время, как статические библиотеки добавляются к коду программы во время компиляции, что расходует больше памяти. </text:span><text:span text:style-name="T3">В итоге я освоил навыки работы со статическими и динамическими библиотеками.</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0pt" fo:language="ru" fo:country="RU" style:letter-kerning="false" style:font-name-asian="Calibri1"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0pt" fo:language="ru" fo:country="RU" style:letter-kerning="false" style:font-name-asian="Calibri1" style:font-size-asian="10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ru" style:country-asian="RU" style:font-size-complex="11pt"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1"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472c4" loext:opacity="100%" style:font-name="Calibri Light" fo:font-family="'Calibri Light'" style:font-family-generic="roman" style:font-pitch="variable" fo:font-size="13pt" fo:font-weight="bold" style:font-name-asian="Calibri1" style:font-family-asian="Calibri" style:font-family-generic-asian="system" style:font-pitch-asian="variable" style:font-size-asian="13pt" style:language-asian="en" style:country-asian="US" style:font-weight-asian="bold" style:font-name-complex="DejaVu Sans" style:font-family-complex="'DejaVu Sans'" style:font-family-generic-complex="system" style:font-pitch-complex="variable" style:font-size-complex="13pt" style:font-weight-complex="bold"/>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class="index">
      <style:paragraph-properties fo:margin-top="0.847cm" fo:margin-bottom="0cm" style:contextual-spacing="false" fo:line-height="115%"/>
      <style:text-properties fo:font-size="14pt" fo:font-weight="bold" style:font-size-asian="14pt" style:font-weight-asian="bold" style:font-size-complex="14pt" style:font-weight-complex="bold"/>
    </style:style>
    <style:style style:name="Contents_20_1" style:display-name="Contents 1" style:family="paragraph" style:parent-style-name="Standard" style:auto-update="true" style:class="index">
      <style:paragraph-properties fo:margin-top="0.423cm" fo:margin-bottom="0.212cm" style:contextual-spacing="false"/>
      <style:text-properties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auto-update="true" style:class="index">
      <style:paragraph-properties fo:margin-left="0.388cm" fo:margin-right="0cm" fo:margin-top="0.212cm" fo:margin-bottom="0cm" style:contextual-spacing="false" fo:text-indent="0cm" style:auto-text-indent="false"/>
      <style:text-properties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Contents_20_3" style:display-name="Contents 3" style:family="paragraph" style:parent-style-name="Standard" style:auto-update="true" style:class="index">
      <style:paragraph-properties fo:margin-left="0.776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4" style:display-name="Contents 4" style:family="paragraph" style:parent-style-name="Standard" style:auto-update="true" style:class="index">
      <style:paragraph-properties fo:margin-left="1.164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auto-update="true" style:class="index">
      <style:paragraph-properties fo:margin-left="1.552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auto-update="true" style:class="index">
      <style:paragraph-properties fo:margin-left="1.94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auto-update="true" style:class="index">
      <style:paragraph-properties fo:margin-left="2.328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auto-update="true" style:class="index">
      <style:paragraph-properties fo:margin-left="2.716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auto-update="true" style:class="index">
      <style:paragraph-properties fo:margin-left="3.104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HTML_20_Preformatted" style:display-name="HTML Preformatted"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fo:font-size="11pt" style:font-name-asian="Calibri1" style:font-family-asian="Calibri" style:font-family-generic-asian="system" style:font-pitch-asian="variable" style:font-size-asian="11pt" style:language-asian="ru" style:country-asian="RU" style:font-size-complex="11pt"/>
    </style:style>
    <style:style style:name="Нижний_20_колонтитул_20_Знак" style:display-name="Нижний колонтитул Знак" style:family="text" style:parent-style-name="Default_20_Paragraph_20_Font">
      <style:text-properties fo:font-size="11pt" style:font-name-asian="Calibri1" style:font-family-asian="Calibri" style:font-family-generic-asian="system" style:font-pitch-asian="variable" style:font-size-asian="11pt" style:language-asian="ru" style:country-asian="RU" style:font-size-complex="11pt"/>
    </style:style>
    <style:style style:name="page_20_number" style:display-name="page number" style:family="text" style:parent-style-name="Default_20_Paragraph_20_Font"/>
    <style:style style:name="Заголовок_20_1_20_Знак" style:display-name="Заголовок 1 Знак"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language-asian="ru" style:country-asian="RU" style:font-name-complex="DejaVu Sans" style:font-family-complex="'DejaVu Sans'" style:font-family-generic-complex="system" style:font-pitch-complex="variable" style:font-size-complex="16pt"/>
    </style:style>
    <style:style style:name="Стандартный_20_HTML_20_Знак" style:display-name="Стандартный HTML Знак"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2" style:font-family-complex="'Courier New'" style:font-family-generic-complex="system" style:font-pitch-complex="variable" style:font-size-complex="10pt"/>
    </style:style>
    <style:style style:name="Bullet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Гиперссылка1" style:family="text">
      <style:text-properties fo:color="#000080" loext:opacity="100%" style:text-underline-style="solid" style:text-underline-width="auto" style:text-underline-color="font-color"/>
    </style:style>
    <style:style style:name="Заголовок_20_2_20_Знак" style:display-name="Заголовок 2 Знак" style:family="text" style:parent-style-name="Default_20_Paragraph_20_Font">
      <style:text-properties fo:color="#4472c4" loext:opacity="100%" style:font-name="Calibri Light" fo:font-family="'Calibri Light'"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ListLabel_20_1" style:display-name="ListLabel 1" style:family="text">
      <style:text-properties fo:font-size="14pt" fo:font-weight="bold" style:font-size-asian="14pt" style:font-weight-asian="bold" style:font-weight-complex="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38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655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92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19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46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73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9.00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275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5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
        <style:list-level-properties text:list-level-position-and-space-mode="label-alignment">
          <style:list-level-label-alignment text:label-followed-by="nothing"/>
        </style:list-level-properties>
      </text:list-level-style-number>
      <text:list-level-style-number text:level="2" text:style-name="ListLabel_20_47" loext:num-list-format="%2%" style:num-format="">
        <style:list-level-properties text:list-level-position-and-space-mode="label-alignment">
          <style:list-level-label-alignment text:label-followed-by="nothing"/>
        </style:list-level-properties>
      </text:list-level-style-number>
      <text:list-level-style-number text:level="3" text:style-name="ListLabel_20_48" loext:num-list-format="%3%" style:num-format="">
        <style:list-level-properties text:list-level-position-and-space-mode="label-alignment">
          <style:list-level-label-alignment text:label-followed-by="nothing"/>
        </style:list-level-properties>
      </text:list-level-style-number>
      <text:list-level-style-number text:level="4" text:style-name="ListLabel_20_49" loext:num-list-format="%4%" style:num-format="">
        <style:list-level-properties text:list-level-position-and-space-mode="label-alignment">
          <style:list-level-label-alignment text:label-followed-by="nothing"/>
        </style:list-level-properties>
      </text:list-level-style-number>
      <text:list-level-style-number text:level="5" text:style-name="ListLabel_20_50" loext:num-list-format="%5%" style:num-format="">
        <style:list-level-properties text:list-level-position-and-space-mode="label-alignment">
          <style:list-level-label-alignment text:label-followed-by="nothing"/>
        </style:list-level-properties>
      </text:list-level-style-number>
      <text:list-level-style-number text:level="6" text:style-name="ListLabel_20_51" loext:num-list-format="%6%" style:num-format="">
        <style:list-level-properties text:list-level-position-and-space-mode="label-alignment">
          <style:list-level-label-alignment text:label-followed-by="nothing"/>
        </style:list-level-properties>
      </text:list-level-style-number>
      <text:list-level-style-number text:level="7" text:style-name="ListLabel_20_52" loext:num-list-format="%7%" style:num-format="">
        <style:list-level-properties text:list-level-position-and-space-mode="label-alignment">
          <style:list-level-label-alignment text:label-followed-by="nothing"/>
        </style:list-level-properties>
      </text:list-level-style-number>
      <text:list-level-style-number text:level="8" text:style-name="ListLabel_20_53" loext:num-list-format="%8%" style:num-format="">
        <style:list-level-properties text:list-level-position-and-space-mode="label-alignment">
          <style:list-level-label-alignment text:label-followed-by="nothing"/>
        </style:list-level-properties>
      </text:list-level-style-number>
      <text:list-level-style-number text:level="9" text:style-name="ListLabel_20_5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indchess@gmail.com</meta:initial-creator>
    <meta:editing-cycles>6</meta:editing-cycles>
    <meta:creation-date>2023-12-18T01:32:00</meta:creation-date>
    <dc:date>2023-12-27T13:25:06.702688764</dc:date>
    <dc:language>en-US</dc:language>
    <meta:editing-duration>PT45M29S</meta:editing-duration>
    <meta:generator>LibreOffice/7.3.7.2$Linux_X86_64 LibreOffice_project/30$Build-2</meta:generator>
    <meta:document-statistic meta:table-count="0" meta:image-count="0" meta:object-count="0" meta:page-count="6" meta:paragraph-count="162" meta:word-count="887" meta:character-count="6028" meta:non-whitespace-character-count="531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